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color="#000000" draw:marker-end="Arrow" draw:marker-end-width="0.2cm" draw:fill="none" draw:textarea-horizontal-align="right" draw:textarea-vertical-align="middle"/>
    </style:style>
    <style:style style:name="gr5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0pt"/>
    </style:style>
    <style:style style:name="T1" style:family="text">
      <style:text-properties fo:font-size="10pt"/>
    </style:style>
    <style:style style:name="T2" style:family="text">
      <style:text-properties style:text-position="sub 58%" fo:font-size="10pt" style:font-size-asian="18pt" style:font-size-complex="18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508cm" svg:height="0.508cm" svg:x="5.085cm" svg:y="4.556cm">
          <text:p text:style-name="P1"><text:span text:style-name="T1">e</text:span><text:span text:style-name="T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31cm" svg:y1="3.155cm" svg:x2="5.159cm" svg:y2="4.63cm" draw:end-shape="id1" draw:end-glue-point="5" svg:d="M4310 3155l849 1475" svg:viewBox="0 0 850 1476">
          <text:p/>
        </draw:connector>
        <draw:custom-shape draw:style-name="gr3" draw:text-style-name="P3" xml:id="id2" draw:id="id2" draw:layer="layout" svg:width="0.508cm" svg:height="0.508cm" svg:x="5.085cm" svg:y="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0.508cm" svg:height="0.508cm" svg:x="3.862cm" svg:y="8.056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5.339cm" svg:y1="5.064cm" svg:x2="5.339cm" svg:y2="6.256cm" draw:start-shape="id1" draw:start-glue-point="8" draw:end-shape="id2" draw:end-glue-point="4" svg:d="M5339 5064v1192" svg:viewBox="0 0 1 1193">
          <text:p text:style-name="P1"><text:span text:style-name="T3">a</text:span></text:p>
        </draw:connector>
        <draw:custom-shape draw:style-name="gr3" draw:text-style-name="P3" xml:id="id4" draw:id="id4" draw:layer="layout" svg:width="0.508cm" svg:height="0.508cm" svg:x="6.182cm" svg:y="8.1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5.339cm" svg:y1="6.764cm" svg:x2="4.296cm" svg:y2="8.13cm" draw:start-shape="id2" draw:start-glue-point="8" draw:end-shape="id3" draw:end-glue-point="11" svg:d="M5339 6764l-1043 1366" svg:viewBox="0 0 1044 1367">
          <text:p text:style-name="P1"><text:span text:style-name="T3">b</text:span></text:p>
        </draw:connector>
        <draw:connector draw:style-name="gr4" draw:text-style-name="P4" draw:layer="layout" draw:type="line" svg:x1="5.339cm" svg:y1="6.764cm" svg:x2="6.256cm" svg:y2="8.186cm" draw:start-shape="id2" draw:start-glue-point="8" draw:end-shape="id4" draw:end-glue-point="5" svg:d="M5339 6764l917 1422" svg:viewBox="0 0 918 1423">
          <text:p text:style-name="P1"><text:span text:style-name="T3">c</text:span></text:p>
        </draw:connector>
        <draw:custom-shape draw:style-name="gr1" draw:text-style-name="P2" xml:id="id5" draw:id="id5" draw:layer="layout" svg:width="0.508cm" svg:height="0.508cm" svg:x="11.187cm" svg:y="4.556cm">
          <text:p text:style-name="P5"><text:span text:style-name="T1">e</text:span><text:span text:style-name="T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275cm" svg:y1="3.155cm" svg:x2="11.261cm" svg:y2="4.63cm" draw:end-shape="id5" draw:end-glue-point="5" svg:d="M10275 3155l986 1475" svg:viewBox="0 0 987 1476">
          <text:p/>
        </draw:connector>
        <draw:custom-shape draw:style-name="gr3" draw:text-style-name="P3" xml:id="id6" draw:id="id6" draw:layer="layout" svg:width="0.508cm" svg:height="0.508cm" svg:x="10.085cm" svg:y="6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0.508cm" svg:height="0.508cm" svg:x="10.062cm" svg:y="8.05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11.441cm" svg:y1="5.064cm" svg:x2="10.339cm" svg:y2="6.257cm" draw:start-shape="id5" draw:start-glue-point="8" draw:end-shape="id6" draw:end-glue-point="4" svg:d="M11441 5064l-1102 1193" svg:viewBox="0 0 1103 1194">
          <text:p text:style-name="P1"><text:span text:style-name="T3">a</text:span></text:p>
        </draw:connector>
        <draw:custom-shape draw:style-name="gr3" draw:text-style-name="P3" xml:id="id9" draw:id="id9" draw:layer="layout" svg:width="0.508cm" svg:height="0.508cm" svg:x="12.303cm" svg:y="8.11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4" draw:text-style-name="P4" draw:layer="layout" draw:type="line" svg:x1="10.339cm" svg:y1="6.765cm" svg:x2="10.316cm" svg:y2="8.057cm" draw:start-shape="id6" draw:start-glue-point="8" draw:end-shape="id7" draw:end-glue-point="4" svg:d="M10339 6765l-23 1292" svg:viewBox="0 0 24 1293">
          <text:p text:style-name="P1"><text:span text:style-name="T3">b</text:span></text:p>
        </draw:connector>
        <draw:connector draw:style-name="gr4" draw:text-style-name="P4" draw:layer="layout" draw:type="line" svg:x1="12.557cm" svg:y1="6.815cm" svg:x2="12.557cm" svg:y2="8.112cm" draw:start-shape="id8" draw:start-glue-point="8" draw:end-shape="id9" draw:end-glue-point="4" svg:d="M12557 6815v1297" svg:viewBox="0 0 1 1298">
          <text:p text:style-name="P1"><text:span text:style-name="T3">c</text:span></text:p>
        </draw:connector>
        <draw:custom-shape draw:style-name="gr3" draw:text-style-name="P3" xml:id="id8" draw:id="id8" draw:layer="layout" svg:width="0.508cm" svg:height="0.508cm" svg:x="12.303cm" svg:y="6.3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41cm" svg:y1="5.064cm" svg:x2="12.377cm" svg:y2="6.381cm" draw:start-shape="id5" draw:start-glue-point="8" draw:end-shape="id8" draw:end-glue-point="5" svg:d="M11441 5064l936 1317" svg:viewBox="0 0 937 1318">
          <text:p text:style-name="P1"><text:span text:style-name="T3">a</text:span></text:p>
        </draw:connector>
        <draw:frame draw:style-name="gr5" draw:text-style-name="P1" draw:layer="layout" svg:width="1.107cm" svg:height="0.484cm" svg:x="10.482cm" svg:y="9.1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" draw:layer="layout" svg:width="1.854cm" svg:height="0.482cm" svg:x="4.308cm" svg:y="9.0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1.3.2$Windows_X86_64 LibreOffice_project/86daf60bf00efa86ad547e59e09d6bb77c699acb</meta:generator>
    <dc:date>2019-01-12T00:48:48.099000000</dc:date>
    <dc:creator>luciano de falco alfano</dc:creator>
    <meta:editing-duration>PT24M17S</meta:editing-duration>
    <meta:editing-cycles>4</meta:editing-cycles>
    <meta:document-statistic meta:object-count="20"/>
  </office:meta>
</office:document-meta>
</file>

<file path=Object 1/content.xml><?xml version="1.0" encoding="utf-8"?>
<math xmlns="http://www.w3.org/1998/Math/MathML" display="block">
  <semantics>
    <mrow>
      <mo fence="true" stretchy="false">⟦</mo>
      <mrow>
        <mrow>
          <mi>a</mi>
          <mrow>
            <mi>b</mi>
            <mo stretchy="false">+</mo>
            <mi>a</mi>
          </mrow>
          <mi>c</mi>
        </mrow>
      </mrow>
      <mo fence="true" stretchy="false">⟧</mo>
    </mrow>
    <annotation encoding="StarMath 5.0"> ldbracket {a b + a c} rdbracket</annotation>
  </semantics>
</math>
</file>

<file path=Object 2/content.xml><?xml version="1.0" encoding="utf-8"?>
<math xmlns="http://www.w3.org/1998/Math/MathML" display="block">
  <semantics>
    <mrow>
      <mo fence="true" stretchy="false">⟦</mo>
      <mrow>
        <mrow>
          <mi>a</mi>
          <mrow>
            <mo fence="true" stretchy="false">(</mo>
            <mrow>
              <mrow>
                <mi>b</mi>
                <mo stretchy="false">+</mo>
                <mi>c</mi>
              </mrow>
            </mrow>
            <mo fence="true" stretchy="false">)</mo>
          </mrow>
        </mrow>
      </mrow>
      <mo fence="true" stretchy="false">⟧</mo>
    </mrow>
    <annotation encoding="StarMath 5.0">ldbracket a (b + c) rdbracket</annotation>
  </semantics>
</math>
</file>